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3" style:family="paragraph" style:parent-style-name="Standard">
      <style:paragraph-properties fo:text-align="center" style:justify-single-word="false"/>
      <style:text-properties fo:color="#000000" fo:font-size="18pt" fo:font-style="normal" fo:font-weight="bold" officeooo:rsid="0000ccc7" officeooo:paragraph-rsid="0000ccc7" style:font-size-asian="15.75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000ccc7" officeooo:paragraph-rsid="0000ccc7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14pt" fo:font-style="italic" fo:font-weight="bold" officeooo:rsid="0000ccc7" officeooo:paragraph-rsid="0000ccc7" style:font-size-asian="12.25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size="14pt" fo:font-style="italic" style:text-underline-style="none" fo:font-weight="bold" officeooo:rsid="0000ccc7" officeooo:paragraph-rsid="0000ccc7" style:font-size-asian="12.25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00ccc7" officeooo:paragraph-rsid="0000ccc7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0ccc7" officeooo:paragraph-rsid="0000ccc7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fo:font-weight="bold" fo:background-color="#d4d4d4" loext:char-shading-value="0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background-color="#d4d4d4" loext:char-shading-value="0" style:font-size-asian="10pt"/>
    </style:style>
    <style:style style:name="T5" style:family="text">
      <style:text-properties fo:color="#0000c0" style:font-name="Monospace" fo:font-size="10pt" style:font-size-asian="10pt"/>
    </style:style>
    <style:style style:name="T6" style:family="text">
      <style:text-properties fo:color="#3f7f5f" style:font-name="Monospace" fo:font-size="10pt" style:font-size-asian="10pt"/>
    </style:style>
    <style:style style:name="T7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6a3e3e" style:font-name="Monospace" fo:font-size="10pt" style:font-size-asian="10pt"/>
    </style:style>
    <style:style style:name="T9" style:family="text">
      <style:text-properties fo:color="#6a3e3e" style:font-name="Monospace" fo:font-size="10pt" fo:background-color="#d4d4d4" loext:char-shading-value="0" style:font-size-asian="10pt"/>
    </style:style>
    <style:style style:name="T10" style:family="text">
      <style:text-properties fo:color="#646464" style:font-name="Monospace" fo:font-size="10pt" style:font-size-asian="10pt"/>
    </style:style>
    <style:style style:name="T11" style:family="text">
      <style:text-properties fo:color="#2a00ff" style:font-name="Monospace" fo:font-size="10pt" style:font-size-asian="10pt"/>
    </style:style>
    <style:style style:name="T12" style:family="text">
      <style:text-properties style:font-name="Monospace" fo:font-size="10pt" fo:font-weight="bold" style:font-size-asian="10pt" style:font-weight-asian="bold"/>
    </style:style>
    <style:style style:name="T13" style:family="text">
      <style:text-properties style:font-name="Monospace" fo:font-size="10pt" fo:font-weight="bold" fo:background-color="#d4d4d4" loext:char-shading-value="0" style:font-size-asian="10pt" style:font-weight-asian="bold"/>
    </style:style>
    <style:style style:name="T14" style:family="text">
      <style:text-properties style:font-name="Monospace" fo:font-size="10pt" style:font-size-asian="10pt"/>
    </style:style>
    <style:style style:name="T15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style:font-name="Monospace" fo:font-size="10pt" fo:background-color="#d4d4d4" loext:char-shading-value="0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de Java : Test et Intégration</text:p>
      <text:p text:style-name="P4"/>
      <text:p text:style-name="P5">Classe Livre (abstraite)</text:p>
      <text:p text:style-name="P5"/>
      <text:p text:style-name="P7"><text:span text:style-name="T12">package</text:span><text:span text:style-name="T14"> book;</text:span></text:p>
      <text:p text:style-name="P1"/>
      <text:p text:style-name="P2"><text:span text:style-name="T12">public</text:span><text:span text:style-name="T14"> </text:span><text:span text:style-name="T12">abstract</text:span><text:span text:style-name="T14"> </text:span><text:span text:style-name="T12">class</text:span><text:span text:style-name="T14"> Livre {</text:span></text:p>
      <text:p text:style-name="P1"/>
      <text:p text:style-name="P1"><text:tab/></text:p>
      <text:p text:style-name="P2"><text:span text:style-name="T14"><text:tab/></text:span><text:span text:style-name="T12">protected</text:span><text:span text:style-name="T14"> String titleBook ;</text:span></text:p>
      <text:p text:style-name="P2"><text:span text:style-name="T14"><text:tab/>/*</text:span></text:p>
      <text:p text:style-name="P1"><text:tab/> * Title of the book</text:p>
      <text:p text:style-name="P1"><text:tab/> */</text:p>
      <text:p text:style-name="P2"><text:span text:style-name="T14"><text:tab/></text:span><text:span text:style-name="T12">protected</text:span><text:span text:style-name="T14"> String authorBook;</text:span></text:p>
      <text:p text:style-name="P2"><text:span text:style-name="T14"><text:tab/>/*</text:span></text:p>
      <text:p text:style-name="P1"><text:tab/> * Author of the book</text:p>
      <text:p text:style-name="P1"><text:tab/> */</text:p>
      <text:p text:style-name="P2"><text:span text:style-name="T14"><text:tab/></text:span><text:span text:style-name="T12">protected</text:span><text:span text:style-name="T14"> String summaryBook;</text:span></text:p>
      <text:p text:style-name="P2"><text:span text:style-name="T14"><text:tab/>/*</text:span></text:p>
      <text:p text:style-name="P1"><text:tab/> * Summary of the book</text:p>
      <text:p text:style-name="P1"><text:tab/> */</text:p>
      <text:p text:style-name="P2"><text:span text:style-name="T14"><text:tab/></text:span><text:span text:style-name="T12">protected</text:span><text:span text:style-name="T14"> String pathToImage;</text:span></text:p>
      <text:p text:style-name="P2"><text:span text:style-name="T14"><text:tab/>/*</text:span></text:p>
      <text:p text:style-name="P1"><text:tab/> * It is the path to get the picture of a book</text:p>
      <text:p text:style-name="P1"><text:tab/> */</text:p>
      <text:p text:style-name="P1"><text:tab/></text:p>
      <text:p text:style-name="P1"><text:tab/></text:p>
      <text:p text:style-name="P2"><text:span text:style-name="T14"><text:tab/></text:span><text:span text:style-name="T12">public</text:span><text:span text:style-name="T14"> Livre(String title, String author, String summary)</text:span></text:p>
      <text:p text:style-name="P1"><text:tab/>{</text:p>
      <text:p text:style-name="P2"><text:span text:style-name="T14"><text:tab/><text:tab/></text:span><text:span text:style-name="T12">this</text:span><text:span text:style-name="T14">.titleBook = title;</text:span></text:p>
      <text:p text:style-name="P2"><text:span text:style-name="T14"><text:tab/><text:tab/></text:span><text:span text:style-name="T12">this</text:span><text:span text:style-name="T14">.authorBook = author;</text:span></text:p>
      <text:p text:style-name="P2"><text:span text:style-name="T14"><text:tab/><text:tab/></text:span><text:span text:style-name="T12">this</text:span><text:span text:style-name="T14">.summaryBook = summary;</text:span></text:p>
      <text:p text:style-name="P1"><text:tab/>}</text:p>
      <text:p text:style-name="P1"><text:tab/></text:p>
      <text:p text:style-name="P2"><text:span text:style-name="T14"><text:tab/></text:span><text:span text:style-name="T12">public</text:span><text:span text:style-name="T14"> Livre(String title)</text:span></text:p>
      <text:p text:style-name="P1"><text:tab/>{</text:p>
      <text:p text:style-name="P2"><text:span text:style-name="T14"><text:tab/><text:tab/></text:span><text:span text:style-name="T12">this</text:span><text:span text:style-name="T14">.titleBook = title;</text:span></text:p>
      <text:p text:style-name="P2"><text:span text:style-name="T14"><text:tab/><text:tab/>getDatasBook(title);</text:span></text:p>
      <text:p text:style-name="P1"><text:tab/>}</text:p>
      <text:p text:style-name="P1"><text:tab/></text:p>
      <text:p text:style-name="P2"><text:span text:style-name="T14"><text:tab/></text:span><text:span text:style-name="T12">public</text:span><text:span text:style-name="T14"> </text:span><text:span text:style-name="T12">abstract</text:span><text:span text:style-name="T14"> </text:span><text:span text:style-name="T12">void</text:span><text:span text:style-name="T14"> getDatasBook(String title);</text:span></text:p>
      <text:p text:style-name="P2"><text:span text:style-name="T14"><text:tab/>/*</text:span></text:p>
      <text:p text:style-name="P2"><text:span text:style-name="T14"><text:tab/> * </text:span><text:span text:style-name="T15">Initialise</text:span><text:span text:style-name="T14"> the author, summary, image and/or the book itself </text:span></text:p>
      <text:p text:style-name="P1"><text:tab/> */</text:p>
      <text:p text:style-name="P1"><text:tab/></text:p>
      <text:p text:style-name="P2"><text:span text:style-name="T14"><text:tab/>// Getters and Setters</text:span></text:p>
      <text:p text:style-name="P1"><text:tab/></text:p>
      <text:p text:style-name="P2"><text:span text:style-name="T14"><text:tab/></text:span><text:span text:style-name="T12">public</text:span><text:span text:style-name="T14"> String getTitleBook() {</text:span></text:p>
      <text:p text:style-name="P2"><text:span text:style-name="T14"><text:tab/><text:tab/></text:span><text:span text:style-name="T12">return</text:span><text:span text:style-name="T14"> titleBook;</text:span></text:p>
      <text:p text:style-name="P1"><text:tab/>}</text:p>
      <text:p text:style-name="P2"><text:span text:style-name="T14"><text:tab/></text:span><text:span text:style-name="T12">public</text:span><text:span text:style-name="T14"> </text:span><text:span text:style-name="T12">void</text:span><text:span text:style-name="T14"> setTitleBook(String titleBook) {</text:span></text:p>
      <text:p text:style-name="P2"><text:span text:style-name="T14"><text:tab/><text:tab/></text:span><text:span text:style-name="T12">this</text:span><text:span text:style-name="T14">.titleBook = titleBook;</text:span></text:p>
      <text:p text:style-name="P1"><text:tab/>}</text:p>
      <text:p text:style-name="P2"><text:span text:style-name="T14"><text:tab/></text:span><text:span text:style-name="T12">public</text:span><text:span text:style-name="T14"> String getAuthorBook() {</text:span></text:p>
      <text:p text:style-name="P2"><text:span text:style-name="T14"><text:tab/><text:tab/></text:span><text:span text:style-name="T12">return</text:span><text:span text:style-name="T14"> authorBook;</text:span></text:p>
      <text:p text:style-name="P1"><text:tab/>}</text:p>
      <text:p text:style-name="P2"><text:span text:style-name="T14"><text:tab/></text:span><text:span text:style-name="T12">public</text:span><text:span text:style-name="T14"> </text:span><text:span text:style-name="T12">void</text:span><text:span text:style-name="T14"> setAuthorBook(String authorBook) {</text:span></text:p>
      <text:p text:style-name="P2"><text:span text:style-name="T14"><text:tab/><text:tab/></text:span><text:span text:style-name="T12">this</text:span><text:span text:style-name="T14">.authorBook = authorBook;</text:span></text:p>
      <text:p text:style-name="P1"><text:tab/>}</text:p>
      <text:p text:style-name="P2"><text:span text:style-name="T14"><text:tab/></text:span><text:span text:style-name="T12">public</text:span><text:span text:style-name="T14"> String getSummaryBook() {</text:span></text:p>
      <text:p text:style-name="P2"><text:soft-page-break/><text:span text:style-name="T14"><text:tab/><text:tab/></text:span><text:span text:style-name="T12">return</text:span><text:span text:style-name="T14"> summaryBook;</text:span></text:p>
      <text:p text:style-name="P1"><text:tab/>}</text:p>
      <text:p text:style-name="P2"><text:span text:style-name="T14"><text:tab/></text:span><text:span text:style-name="T12">public</text:span><text:span text:style-name="T14"> </text:span><text:span text:style-name="T12">void</text:span><text:span text:style-name="T14"> setSummaryBook(String summaryBook) {</text:span></text:p>
      <text:p text:style-name="P2"><text:span text:style-name="T14"><text:tab/><text:tab/></text:span><text:span text:style-name="T12">this</text:span><text:span text:style-name="T14">.summaryBook = summaryBook;</text:span></text:p>
      <text:p text:style-name="P1"><text:tab/>}</text:p>
      <text:p text:style-name="P1"><text:tab/></text:p>
      <text:p text:style-name="P1">}</text:p>
      <text:p text:style-name="P7"/>
      <text:p text:style-name="P5">Classe LivreLibrary</text:p>
      <text:p text:style-name="P8"><text:span text:style-name="T12">package</text:span><text:span text:style-name="T14"> book;</text:span></text:p>
      <text:p text:style-name="P1"/>
      <text:p text:style-name="P2"><text:span text:style-name="T12">public</text:span><text:span text:style-name="T14"> </text:span><text:span text:style-name="T12">class</text:span><text:span text:style-name="T14"> LivreLibrary </text:span><text:span text:style-name="T12">extends</text:span><text:span text:style-name="T14"> Livre{</text:span></text:p>
      <text:p text:style-name="P1"/>
      <text:p text:style-name="P2"><text:span text:style-name="T14"><text:tab/></text:span><text:span text:style-name="T12">public</text:span><text:span text:style-name="T14"> LivreLibrary(String title, String author, String summary)</text:span></text:p>
      <text:p text:style-name="P2"><text:span text:style-name="T14"><text:tab/>/*</text:span></text:p>
      <text:p text:style-name="P2"><text:span text:style-name="T14"><text:tab/> * Here is the class that represents a book in the </text:span><text:span text:style-name="T15">servor</text:span></text:p>
      <text:p text:style-name="P1"><text:tab/> */</text:p>
      <text:p text:style-name="P1"><text:tab/></text:p>
      <text:p text:style-name="P1"><text:tab/>{</text:p>
      <text:p text:style-name="P2"><text:span text:style-name="T14"><text:tab/><text:tab/></text:span><text:span text:style-name="T12">super</text:span><text:span text:style-name="T14">(title, author, summary);</text:span></text:p>
      <text:p text:style-name="P1"><text:tab/><text:tab/></text:p>
      <text:p text:style-name="P1"><text:tab/>}</text:p>
      <text:p text:style-name="P1"/>
      <text:p text:style-name="P2"><text:span text:style-name="T14"><text:tab/>@Override</text:span></text:p>
      <text:p text:style-name="P2"><text:span text:style-name="T14"><text:tab/></text:span><text:span text:style-name="T12">public</text:span><text:span text:style-name="T14"> </text:span><text:span text:style-name="T12">void</text:span><text:span text:style-name="T14"> getDatasBook(String title)</text:span></text:p>
      <text:p text:style-name="P2"><text:span text:style-name="T14"><text:tab/>/*</text:span></text:p>
      <text:p text:style-name="P1"><text:tab/> * Save the author, summary and image of the book by its title</text:p>
      <text:p text:style-name="P1"><text:tab/> */</text:p>
      <text:p text:style-name="P1"><text:tab/>{</text:p>
      <text:p text:style-name="P2"><text:span text:style-name="T14"><text:tab/><text:tab/>// TO BE COMPLETED</text:span></text:p>
      <text:p text:style-name="P1"><text:tab/><text:tab/></text:p>
      <text:p text:style-name="P1"><text:tab/>}</text:p>
      <text:p text:style-name="P1"><text:tab/></text:p>
      <text:p text:style-name="P2"><text:span text:style-name="T14"><text:tab/></text:span><text:span text:style-name="T12">public</text:span><text:span text:style-name="T14"> </text:span><text:span text:style-name="T16">LivreMyCollection</text:span><text:span text:style-name="T14"> getBook(String link)</text:span></text:p>
      <text:p text:style-name="P2"><text:span text:style-name="T14"><text:tab/>/*</text:span></text:p>
      <text:p text:style-name="P1"><text:tab/> * The link to download the book</text:p>
      <text:p text:style-name="P1"><text:tab/> */</text:p>
      <text:p text:style-name="P1"><text:tab/>{</text:p>
      <text:p text:style-name="P2"><text:span text:style-name="T14"><text:tab/><text:tab/>// TO BE COMPLETED</text:span></text:p>
      <text:p text:style-name="P1"><text:tab/><text:tab/></text:p>
      <text:p text:style-name="P1"><text:tab/><text:tab/></text:p>
      <text:p text:style-name="P2"><text:span text:style-name="T14"><text:tab/><text:tab/>LivreMyCollection newBook = </text:span><text:span text:style-name="T12">new</text:span><text:span text:style-name="T14"> LivreMyCollection("", "", "");</text:span></text:p>
      <text:p text:style-name="P2"><text:span text:style-name="T14"><text:tab/><text:tab/></text:span><text:span text:style-name="T13">return</text:span><text:span text:style-name="T16"> newBook;</text:span></text:p>
      <text:p text:style-name="P1"><text:tab/><text:tab/></text:p>
      <text:p text:style-name="P1"><text:tab/>}</text:p>
      <text:p text:style-name="P1"><text:tab/></text:p>
      <text:p text:style-name="P1">}</text:p>
      <text:p text:style-name="P8"/>
      <text:p text:style-name="P5">Classe LivreMyCollection</text:p>
      <text:p text:style-name="P7">package book;</text:p>
      <text:p text:style-name="P7"/>
      <text:p text:style-name="P7">import java.util.ArrayList;</text:p>
      <text:p text:style-name="P7">import ambiance.Ambiance;</text:p>
      <text:p text:style-name="P7">import ambiance.AmbianceOlfactive;</text:p>
      <text:p text:style-name="P7">import ambiance.AmbianceSonore;</text:p>
      <text:p text:style-name="P7"/>
      <text:p text:style-name="P7">public class LivreMyCollection extends Livre</text:p>
      <text:p text:style-name="P7">/*</text:p>
      <text:p text:style-name="P7"><text:s/>* It represents the book that will be saved by the user</text:p>
      <text:p text:style-name="P7"><text:soft-page-break/><text:s/>*/</text:p>
      <text:p text:style-name="P7">{</text:p>
      <text:p text:style-name="P7"/>
      <text:p text:style-name="P7"><text:tab/>private String contentBook;</text:p>
      <text:p text:style-name="P7"><text:tab/>/*</text:p>
      <text:p text:style-name="P7"><text:tab/> * The path to get the .epub or .txt of the book</text:p>
      <text:p text:style-name="P7"><text:tab/> */</text:p>
      <text:p text:style-name="P7"><text:tab/></text:p>
      <text:p text:style-name="P7"><text:tab/>private ArrayList&lt;String&gt; currentText ;</text:p>
      <text:p text:style-name="P7"><text:tab/>/*</text:p>
      <text:p text:style-name="P7"><text:tab/> * It represents the current page of the user</text:p>
      <text:p text:style-name="P7"><text:tab/> */</text:p>
      <text:p text:style-name="P7"><text:tab/></text:p>
      <text:p text:style-name="P7"><text:tab/>private int numberOfPage ;</text:p>
      <text:p text:style-name="P7"><text:tab/>/*</text:p>
      <text:p text:style-name="P7"><text:tab/> * It represents the number of page of the book</text:p>
      <text:p text:style-name="P7"><text:tab/> * It depends of how is splited the book by the </text:p>
      <text:p text:style-name="P7"><text:tab/> * application</text:p>
      <text:p text:style-name="P7"><text:tab/> */</text:p>
      <text:p text:style-name="P7"><text:tab/></text:p>
      <text:p text:style-name="P7"><text:tab/>private int currentNumberPage;</text:p>
      <text:p text:style-name="P7"><text:tab/>/*</text:p>
      <text:p text:style-name="P7"><text:tab/> * It represents the counter of the page of the user</text:p>
      <text:p text:style-name="P7"><text:tab/> */</text:p>
      <text:p text:style-name="P7"><text:tab/></text:p>
      <text:p text:style-name="P7"><text:tab/>private ArrayList&lt;AmbianceOlfactive&gt; ambianceOlfactiveBook;</text:p>
      <text:p text:style-name="P7"><text:tab/>/*</text:p>
      <text:p text:style-name="P7"><text:tab/> * This is the big list where will be all the smell atmosphere of the full book</text:p>
      <text:p text:style-name="P7"><text:tab/> */</text:p>
      <text:p text:style-name="P7"><text:tab/>private ArrayList&lt;AmbianceSonore&gt; ambianceSonoreBook;</text:p>
      <text:p text:style-name="P7"><text:tab/>/*</text:p>
      <text:p text:style-name="P7"><text:tab/> * This is the big list where will be all the song atmosphere of the full book</text:p>
      <text:p text:style-name="P7"><text:tab/> */</text:p>
      <text:p text:style-name="P7"><text:tab/></text:p>
      <text:p text:style-name="P7"><text:tab/>private ArrayList&lt;AmbianceOlfactive&gt; currentAmbianceOlfactive;</text:p>
      <text:p text:style-name="P7"><text:tab/>/*</text:p>
      <text:p text:style-name="P7"><text:tab/> * The current list of olfactive atmosphere </text:p>
      <text:p text:style-name="P7"><text:tab/> */</text:p>
      <text:p text:style-name="P7"><text:tab/>private ArrayList&lt;AmbianceSonore&gt; currentAmbianceSonore;</text:p>
      <text:p text:style-name="P7"><text:tab/>/*</text:p>
      <text:p text:style-name="P7"><text:tab/> * The current list of song atmosphere</text:p>
      <text:p text:style-name="P7"><text:tab/> */</text:p>
      <text:p text:style-name="P7"><text:tab/></text:p>
      <text:p text:style-name="P7"/>
      <text:p text:style-name="P7"><text:tab/>public LivreMyCollection(String title, String author, String summary) {</text:p>
      <text:p text:style-name="P7"><text:tab/><text:tab/>super(title, author, summary);<text:tab/></text:p>
      <text:p text:style-name="P7"><text:tab/><text:tab/>currentNumberPage = 0;</text:p>
      <text:p text:style-name="P7"><text:tab/>}</text:p>
      <text:p text:style-name="P7"/>
      <text:p text:style-name="P7"><text:tab/>@Override</text:p>
      <text:p text:style-name="P7"><text:tab/>public void getDatasBook(String title) </text:p>
      <text:p text:style-name="P7"><text:tab/>/*</text:p>
      <text:p text:style-name="P7"><text:soft-page-break/><text:tab/> * Save the author, summary, image and .epub/.txt of the book by its title</text:p>
      <text:p text:style-name="P7"><text:tab/> */</text:p>
      <text:p text:style-name="P7"><text:tab/>{</text:p>
      <text:p text:style-name="P7"><text:tab/><text:tab/>// TO BE COMPLETED</text:p>
      <text:p text:style-name="P7"><text:tab/><text:tab/></text:p>
      <text:p text:style-name="P7"><text:tab/>}</text:p>
      <text:p text:style-name="P7"><text:tab/></text:p>
      <text:p text:style-name="P7"><text:tab/>public void updateAtmosphere()</text:p>
      <text:p text:style-name="P7"><text:tab/>/*</text:p>
      <text:p text:style-name="P7"><text:tab/> * Update the current atmosphere with the good context of the book</text:p>
      <text:p text:style-name="P7"><text:tab/> */</text:p>
      <text:p text:style-name="P7"><text:tab/>{</text:p>
      <text:p text:style-name="P7"><text:tab/><text:tab/>// TO BE COMPLETED</text:p>
      <text:p text:style-name="P7"><text:tab/>}</text:p>
      <text:p text:style-name="P7"><text:tab/></text:p>
      <text:p text:style-name="P7"><text:tab/></text:p>
      <text:p text:style-name="P7"><text:tab/>// Getters and Setters</text:p>
      <text:p text:style-name="P7"><text:tab/></text:p>
      <text:p text:style-name="P7"><text:tab/>public ArrayList&lt;AmbianceOlfactive&gt; getCurrentAmbianceOlfactive() {</text:p>
      <text:p text:style-name="P7"><text:tab/><text:tab/>return currentAmbianceOlfactive;</text:p>
      <text:p text:style-name="P7"><text:tab/>}</text:p>
      <text:p text:style-name="P7"/>
      <text:p text:style-name="P7"/>
      <text:p text:style-name="P7"/>
      <text:p text:style-name="P7"><text:tab/>public void setCurrentAmbianceOlfactive(ArrayList&lt;AmbianceOlfactive&gt; currentAmbianceOlfactive) {</text:p>
      <text:p text:style-name="P7"><text:tab/><text:tab/>this.currentAmbianceOlfactive = currentAmbianceOlfactive;</text:p>
      <text:p text:style-name="P7"><text:tab/>}</text:p>
      <text:p text:style-name="P7"/>
      <text:p text:style-name="P7"/>
      <text:p text:style-name="P7"/>
      <text:p text:style-name="P7"><text:tab/>public ArrayList&lt;AmbianceSonore&gt; getCurrentAmbianceSonore() {</text:p>
      <text:p text:style-name="P7"><text:tab/><text:tab/>return currentAmbianceSonore;</text:p>
      <text:p text:style-name="P7"><text:tab/>}</text:p>
      <text:p text:style-name="P7"/>
      <text:p text:style-name="P7"/>
      <text:p text:style-name="P7"/>
      <text:p text:style-name="P7"><text:tab/>public void setCurrentAmbianceSonore(ArrayList&lt;AmbianceSonore&gt; currentAmbianceSonore) {</text:p>
      <text:p text:style-name="P7"><text:tab/><text:tab/>this.currentAmbianceSonore = currentAmbianceSonore;</text:p>
      <text:p text:style-name="P7"><text:tab/>}</text:p>
      <text:p text:style-name="P7"/>
      <text:p text:style-name="P7"/>
      <text:p text:style-name="P7"/>
      <text:p text:style-name="P7"><text:tab/>public ArrayList&lt;String&gt; getCurrentText() {</text:p>
      <text:p text:style-name="P7"><text:tab/><text:tab/>return currentText;</text:p>
      <text:p text:style-name="P7"><text:tab/>}</text:p>
      <text:p text:style-name="P7"/>
      <text:p text:style-name="P7"><text:tab/>public void setCurrentText(ArrayList&lt;String&gt; currentText) {</text:p>
      <text:p text:style-name="P7"><text:tab/><text:tab/>this.currentText = currentText;</text:p>
      <text:p text:style-name="P7"><text:tab/>}</text:p>
      <text:p text:style-name="P7"/>
      <text:p text:style-name="P7"><text:soft-page-break/><text:tab/>public int getNumberOfPage() {</text:p>
      <text:p text:style-name="P7"><text:tab/><text:tab/>return numberOfPage;</text:p>
      <text:p text:style-name="P7"><text:tab/>}</text:p>
      <text:p text:style-name="P7"/>
      <text:p text:style-name="P7"><text:tab/>public void setNumberOfPage(int numberOfPage) {</text:p>
      <text:p text:style-name="P7"><text:tab/><text:tab/>this.numberOfPage = numberOfPage;</text:p>
      <text:p text:style-name="P7"><text:tab/>}</text:p>
      <text:p text:style-name="P7">}</text:p>
      <text:p text:style-name="P5"/>
      <text:p text:style-name="P5">Classe Ambiance</text:p>
      <text:p text:style-name="P7"><text:span text:style-name="T12">package</text:span><text:span text:style-name="T14"> ambiance;</text:span></text:p>
      <text:p text:style-name="P1"/>
      <text:p text:style-name="P2"><text:span text:style-name="T12">public</text:span><text:span text:style-name="T14"> </text:span><text:span text:style-name="T12">abstract</text:span><text:span text:style-name="T14"> </text:span><text:span text:style-name="T12">class</text:span><text:span text:style-name="T14"> Ambiance {</text:span></text:p>
      <text:p text:style-name="P1"><text:tab/></text:p>
      <text:p text:style-name="P2"><text:span text:style-name="T14"><text:tab/></text:span><text:span text:style-name="T12">protected</text:span><text:span text:style-name="T14"> String path;</text:span></text:p>
      <text:p text:style-name="P1"><text:tab/></text:p>
      <text:p text:style-name="P2"><text:span text:style-name="T14"><text:tab/></text:span><text:span text:style-name="T12">public</text:span><text:span text:style-name="T14"> Ambiance(String path)</text:span></text:p>
      <text:p text:style-name="P1"><text:tab/>{</text:p>
      <text:p text:style-name="P2"><text:span text:style-name="T14"><text:tab/><text:tab/></text:span><text:span text:style-name="T12">this</text:span><text:span text:style-name="T14">.path = path;</text:span></text:p>
      <text:p text:style-name="P1"><text:tab/>}</text:p>
      <text:p text:style-name="P1"><text:tab/></text:p>
      <text:p text:style-name="P2"><text:span text:style-name="T14"><text:tab/></text:span><text:span text:style-name="T12">public</text:span><text:span text:style-name="T14"> </text:span><text:span text:style-name="T12">abstract</text:span><text:span text:style-name="T14"> </text:span><text:span text:style-name="T12">void</text:span><text:span text:style-name="T14"> play();</text:span></text:p>
      <text:p text:style-name="P2"><text:span text:style-name="T14"><text:tab/>/*</text:span></text:p>
      <text:p text:style-name="P1"><text:tab/> * It will display the atmosphere</text:p>
      <text:p text:style-name="P1"><text:tab/> */</text:p>
      <text:p text:style-name="P1">}</text:p>
      <text:p text:style-name="P7"/>
      <text:p text:style-name="P5">Classe Ambiance Sonore</text:p>
      <text:p text:style-name="P7">package ambiance;</text:p>
      <text:p text:style-name="P7"/>
      <text:p text:style-name="P7">import java.io.BufferedInputStream;</text:p>
      <text:p text:style-name="P7">import java.io.File;</text:p>
      <text:p text:style-name="P7">import java.io.FileInputStream;</text:p>
      <text:p text:style-name="P7">import java.io.IOException;</text:p>
      <text:p text:style-name="P7"/>
      <text:p text:style-name="P7">import javazoom.jl.decoder.JavaLayerException;</text:p>
      <text:p text:style-name="P7">import javazoom.jl.player.Player;</text:p>
      <text:p text:style-name="P7"/>
      <text:p text:style-name="P7">public class AmbianceSonore extends Ambiance{</text:p>
      <text:p text:style-name="P7"/>
      <text:p text:style-name="P7"><text:tab/></text:p>
      <text:p text:style-name="P7"><text:tab/>public AmbianceSonore(String path) {</text:p>
      <text:p text:style-name="P7"><text:tab/><text:tab/>super(path);</text:p>
      <text:p text:style-name="P7"><text:tab/><text:tab/></text:p>
      <text:p text:style-name="P7"><text:tab/>}</text:p>
      <text:p text:style-name="P7"/>
      <text:p text:style-name="P7"><text:tab/>public void play()</text:p>
      <text:p text:style-name="P7"><text:tab/>/*</text:p>
      <text:p text:style-name="P7"><text:tab/> * It displays the song in the computer for the moment</text:p>
      <text:p text:style-name="P7"><text:tab/> */</text:p>
      <text:p text:style-name="P7"><text:tab/>{</text:p>
      <text:p text:style-name="P7"><text:tab/><text:tab/>try</text:p>
      <text:p text:style-name="P7"><text:tab/><text:tab/>{</text:p>
      <text:p text:style-name="P7"><text:tab/><text:tab/><text:tab/>File file = new File(this.path);</text:p>
      <text:p text:style-name="P7"><text:soft-page-break/><text:tab/><text:tab/><text:tab/>FileInputStream fis = new FileInputStream(file);</text:p>
      <text:p text:style-name="P7"><text:tab/><text:tab/><text:tab/>BufferedInputStream bis = new BufferedInputStream(fis);</text:p>
      <text:p text:style-name="P7"><text:tab/><text:tab/><text:tab/></text:p>
      <text:p text:style-name="P7"><text:tab/><text:tab/><text:tab/>try</text:p>
      <text:p text:style-name="P7"><text:tab/><text:tab/><text:tab/>{</text:p>
      <text:p text:style-name="P7"><text:tab/><text:tab/><text:tab/><text:tab/>Player player = new Player(bis);</text:p>
      <text:p text:style-name="P7"><text:tab/><text:tab/><text:tab/><text:tab/>player.play();</text:p>
      <text:p text:style-name="P7"><text:tab/><text:tab/><text:tab/><text:tab/></text:p>
      <text:p text:style-name="P7"><text:tab/><text:tab/><text:tab/>}catch (JavaLayerException e )</text:p>
      <text:p text:style-name="P7"><text:tab/><text:tab/><text:tab/>{</text:p>
      <text:p text:style-name="P7"><text:tab/><text:tab/><text:tab/><text:tab/>System.out.println("can not open the file");</text:p>
      <text:p text:style-name="P7"><text:tab/><text:tab/><text:tab/>}</text:p>
      <text:p text:style-name="P7"><text:tab/><text:tab/><text:tab/></text:p>
      <text:p text:style-name="P7"><text:tab/><text:tab/>} catch (IOException e)</text:p>
      <text:p text:style-name="P7"><text:tab/><text:tab/>{</text:p>
      <text:p text:style-name="P7"><text:tab/><text:tab/><text:tab/>e.printStackTrace();</text:p>
      <text:p text:style-name="P7"><text:tab/><text:tab/>}</text:p>
      <text:p text:style-name="P7"><text:tab/><text:tab/></text:p>
      <text:p text:style-name="P7"><text:tab/>}</text:p>
      <text:p text:style-name="P7"><text:tab/></text:p>
      <text:p text:style-name="P7"><text:tab/>public String getPath()</text:p>
      <text:p text:style-name="P7"><text:tab/>{</text:p>
      <text:p text:style-name="P7"><text:tab/><text:tab/>return path;</text:p>
      <text:p text:style-name="P7"><text:tab/>}</text:p>
      <text:p text:style-name="P7"><text:tab/></text:p>
      <text:p text:style-name="P7"><text:tab/></text:p>
      <text:p text:style-name="P7"><text:tab/>}</text:p>
      <text:p text:style-name="P7"><text:tab/></text:p>
      <text:p text:style-name="P5">Classe Ambiance Olfactive</text:p>
      <text:p text:style-name="P7"><text:span text:style-name="T12">package</text:span><text:span text:style-name="T14"> ambiance;</text:span></text:p>
      <text:p text:style-name="P1"/>
      <text:p text:style-name="P2"><text:span text:style-name="T12">public</text:span><text:span text:style-name="T14"> </text:span><text:span text:style-name="T12">class</text:span><text:span text:style-name="T14"> AmbianceOlfactive </text:span><text:span text:style-name="T12">extends</text:span><text:span text:style-name="T14"> Ambiance {</text:span></text:p>
      <text:p text:style-name="P1"/>
      <text:p text:style-name="P2"><text:span text:style-name="T14"><text:tab/></text:span><text:span text:style-name="T12">public</text:span><text:span text:style-name="T14"> AmbianceOlfactive(String path) {</text:span></text:p>
      <text:p text:style-name="P2"><text:span text:style-name="T14"><text:tab/><text:tab/></text:span><text:span text:style-name="T12">super</text:span><text:span text:style-name="T14">(path);</text:span></text:p>
      <text:p text:style-name="P1"/>
      <text:p text:style-name="P1"><text:tab/>}</text:p>
      <text:p text:style-name="P1"/>
      <text:p text:style-name="P2"><text:span text:style-name="T14"><text:tab/>@Override</text:span></text:p>
      <text:p text:style-name="P2"><text:span text:style-name="T14"><text:tab/></text:span><text:span text:style-name="T12">public</text:span><text:span text:style-name="T14"> </text:span><text:span text:style-name="T12">void</text:span><text:span text:style-name="T14"> play() {</text:span></text:p>
      <text:p text:style-name="P2"><text:span text:style-name="T14"><text:tab/><text:tab/>/*</text:span></text:p>
      <text:p text:style-name="P1"><text:tab/><text:tab/> * To be completed</text:p>
      <text:p text:style-name="P1"><text:tab/><text:tab/> * It requires a connection to the Raspberry Pi</text:p>
      <text:p text:style-name="P1"><text:tab/><text:tab/> */</text:p>
      <text:p text:style-name="P1"><text:tab/>}</text:p>
      <text:p text:style-name="P1"><text:tab/></text:p>
      <text:p text:style-name="P1">}</text:p>
      <text:p text:style-name="P7"/>
      <text:p text:style-name="P5">Classe User</text:p>
      <text:p text:style-name="P7">package user;</text:p>
      <text:p text:style-name="P7"/>
      <text:p text:style-name="P7">import java.awt.print.Book;</text:p>
      <text:p text:style-name="P7">import java.util.ArrayList;</text:p>
      <text:p text:style-name="P7"/>
      <text:p text:style-name="P7">import ambiance.AmbianceSonore;</text:p>
      <text:p text:style-name="P7"><text:soft-page-break/>import ambiance.AmbianceOlfactive;</text:p>
      <text:p text:style-name="P7">import book.LivreLibrary;</text:p>
      <text:p text:style-name="P7">import book.LivreMyCollection;</text:p>
      <text:p text:style-name="P7">import book.Livre;</text:p>
      <text:p text:style-name="P7">public class User {</text:p>
      <text:p text:style-name="P7"><text:tab/></text:p>
      <text:p text:style-name="P7"><text:tab/>private LivreMyCollection currentBook;</text:p>
      <text:p text:style-name="P7"><text:tab/>/*</text:p>
      <text:p text:style-name="P7"><text:tab/> * This is the book that is currently open by the user</text:p>
      <text:p text:style-name="P7"><text:tab/> */</text:p>
      <text:p text:style-name="P7"><text:tab/>private ArrayList&lt;LivreMyCollection&gt; bookSavedByUser;</text:p>
      <text:p text:style-name="P7"><text:tab/>/*</text:p>
      <text:p text:style-name="P7"><text:tab/> * This is the list of books that was downloaded by the user</text:p>
      <text:p text:style-name="P7"><text:tab/> */</text:p>
      <text:p text:style-name="P7"><text:tab/></text:p>
      <text:p text:style-name="P7"><text:tab/>public User()</text:p>
      <text:p text:style-name="P7"><text:tab/>{</text:p>
      <text:p text:style-name="P7"><text:tab/></text:p>
      <text:p text:style-name="P7"><text:tab/>}</text:p>
      <text:p text:style-name="P7"><text:tab/></text:p>
      <text:p text:style-name="P7"><text:tab/></text:p>
      <text:p text:style-name="P7"><text:tab/>public boolean isConnectedRaspberryPi()</text:p>
      <text:p text:style-name="P7"><text:tab/>{</text:p>
      <text:p text:style-name="P7"><text:tab/><text:tab/>// TO BE COMPLETED</text:p>
      <text:p text:style-name="P7"><text:tab/><text:tab/>return false;</text:p>
      <text:p text:style-name="P7"><text:tab/>}</text:p>
      <text:p text:style-name="P7"><text:tab/></text:p>
      <text:p text:style-name="P7"><text:tab/>public boolean displaySongWithoutRP(ArrayList&lt;AmbianceSonore&gt; currentSong )</text:p>
      <text:p text:style-name="P7"><text:tab/>/*</text:p>
      <text:p text:style-name="P7"><text:tab/> * Display the song on the phone</text:p>
      <text:p text:style-name="P7"><text:tab/> * Return true if it has been done correctly</text:p>
      <text:p text:style-name="P7"><text:tab/> */</text:p>
      <text:p text:style-name="P7"><text:tab/>{</text:p>
      <text:p text:style-name="P7"><text:tab/><text:tab/>// TO BE COMPLETED<text:tab/><text:tab/></text:p>
      <text:p text:style-name="P7"><text:tab/><text:tab/>return false;</text:p>
      <text:p text:style-name="P7"><text:tab/>}</text:p>
      <text:p text:style-name="P7"><text:tab/></text:p>
      <text:p text:style-name="P7"><text:tab/>public boolean displaySongRP(ArrayList&lt;AmbianceSonore&gt; currentSong )</text:p>
      <text:p text:style-name="P7"><text:tab/>/*</text:p>
      <text:p text:style-name="P7"><text:tab/> * Display the song on the raspberry Pi</text:p>
      <text:p text:style-name="P7"><text:tab/> * Return true if it has been done correctly</text:p>
      <text:p text:style-name="P7"><text:tab/> */</text:p>
      <text:p text:style-name="P7"><text:tab/>{</text:p>
      <text:p text:style-name="P7"><text:tab/><text:tab/></text:p>
      <text:p text:style-name="P7"><text:tab/><text:tab/>if (!isConnectedRaspberryPi())</text:p>
      <text:p text:style-name="P7"><text:tab/><text:tab/>{</text:p>
      <text:p text:style-name="P7"><text:tab/><text:tab/><text:tab/>System.out.println("The raspberry Pi is not connected");</text:p>
      <text:p text:style-name="P7"><text:tab/><text:tab/>}</text:p>
      <text:p text:style-name="P7"><text:tab/><text:tab/></text:p>
      <text:p text:style-name="P7"><text:tab/><text:tab/>// TO BE COMPLETED<text:tab/><text:tab/></text:p>
      <text:p text:style-name="P7"><text:tab/><text:tab/>return false;</text:p>
      <text:p text:style-name="P7"><text:tab/>}</text:p>
      <text:p text:style-name="P7"><text:soft-page-break/><text:tab/></text:p>
      <text:p text:style-name="P7"><text:tab/></text:p>
      <text:p text:style-name="P7"><text:tab/>public boolean displaySmellRP(ArrayList&lt;AmbianceOlfactive&gt; currentSong )</text:p>
      <text:p text:style-name="P7"><text:tab/>/*</text:p>
      <text:p text:style-name="P7"><text:tab/> * Send the datas of the current smell atmosphere</text:p>
      <text:p text:style-name="P7"><text:tab/> * Return true if it has been done correctly</text:p>
      <text:p text:style-name="P7"><text:tab/> */</text:p>
      <text:p text:style-name="P7"><text:tab/>{</text:p>
      <text:p text:style-name="P7"><text:tab/><text:tab/>// TO BE COMPLETED<text:tab/><text:tab/></text:p>
      <text:p text:style-name="P7"><text:tab/><text:tab/>return false;</text:p>
      <text:p text:style-name="P7"><text:tab/>}</text:p>
      <text:p text:style-name="P7"><text:tab/></text:p>
      <text:p text:style-name="P7"><text:tab/></text:p>
      <text:p text:style-name="P7"><text:tab/></text:p>
      <text:p text:style-name="P7"><text:tab/>public boolean downloadBook(LivreLibrary bookToDownload)</text:p>
      <text:p text:style-name="P7"><text:tab/>/*</text:p>
      <text:p text:style-name="P7"><text:tab/> * The user wants to save and download this book</text:p>
      <text:p text:style-name="P7"><text:tab/> * Return true if it has been done correctly</text:p>
      <text:p text:style-name="P7"><text:tab/> */</text:p>
      <text:p text:style-name="P7"><text:tab/>{</text:p>
      <text:p text:style-name="P7"><text:tab/><text:tab/>// TO BE COMPLETED</text:p>
      <text:p text:style-name="P7"><text:tab/><text:tab/>bookSavedByUser.add(bookToDownload.getBook(""));</text:p>
      <text:p text:style-name="P7"><text:tab/><text:tab/>return false;</text:p>
      <text:p text:style-name="P7"><text:tab/>}</text:p>
      <text:p text:style-name="P7"><text:tab/></text:p>
      <text:p text:style-name="P7"><text:tab/>public int getSizeBook(Livre book)</text:p>
      <text:p text:style-name="P7"><text:tab/>/*</text:p>
      <text:p text:style-name="P7"><text:tab/> * Return the size of the book that it takes in the application</text:p>
      <text:p text:style-name="P7"><text:tab/> */</text:p>
      <text:p text:style-name="P7"><text:tab/>{</text:p>
      <text:p text:style-name="P7"><text:tab/><text:tab/>// TO BE COMPLETED</text:p>
      <text:p text:style-name="P7"><text:tab/><text:tab/></text:p>
      <text:p text:style-name="P7"><text:tab/><text:tab/>return -1;</text:p>
      <text:p text:style-name="P7"><text:tab/>}</text:p>
      <text:p text:style-name="P7"><text:tab/></text:p>
      <text:p text:style-name="P7"><text:tab/></text:p>
      <text:p text:style-name="P7"><text:tab/></text:p>
      <text:p text:style-name="P7"><text:tab/>// Getters and Setters</text:p>
      <text:p text:style-name="P7"><text:tab/></text:p>
      <text:p text:style-name="P7"><text:tab/>public LivreMyCollection getCurrentBook() {</text:p>
      <text:p text:style-name="P7"><text:tab/><text:tab/>return currentBook;</text:p>
      <text:p text:style-name="P7"><text:tab/>}</text:p>
      <text:p text:style-name="P7"/>
      <text:p text:style-name="P7"><text:tab/>public void setCurrentBook(LivreMyCollection currentBook) {</text:p>
      <text:p text:style-name="P7"><text:tab/><text:tab/>this.currentBook = currentBook;</text:p>
      <text:p text:style-name="P7"><text:tab/>}</text:p>
      <text:p text:style-name="P7"/>
      <text:p text:style-name="P7"><text:tab/>public ArrayList&lt;LivreMyCollection&gt; getBookSavedByUser() {</text:p>
      <text:p text:style-name="P7"><text:tab/><text:tab/>return bookSavedByUser;</text:p>
      <text:p text:style-name="P7"><text:tab/>}</text:p>
      <text:p text:style-name="P7"/>
      <text:p text:style-name="P7"><text:tab/>public void setBookSavedByUser(ArrayList&lt;LivreMyCollection&gt; bookSavedByUser) {</text:p>
      <text:p text:style-name="P7"><text:soft-page-break/><text:tab/><text:tab/>this.bookSavedByUser = bookSavedByUser;</text:p>
      <text:p text:style-name="P7"><text:tab/>}</text:p>
      <text:p text:style-name="P7"/>
      <text:p text:style-name="P7">}</text:p>
      <text:p text:style-name="P7"/>
      <text:p text:style-name="P7"/>
      <text:p text:style-name="P6">Classe UISound (interface graphique de lecture de son)</text:p>
      <text:p text:style-name="P8">import java.awt.BorderLayout;</text:p>
      <text:p text:style-name="P8">import java.awt.Dimension;</text:p>
      <text:p text:style-name="P8">import java.awt.GridLayout;</text:p>
      <text:p text:style-name="P8">import java.awt.event.ActionEvent;</text:p>
      <text:p text:style-name="P8">import java.awt.event.ActionListener;</text:p>
      <text:p text:style-name="P8">import java.io.BufferedInputStream;</text:p>
      <text:p text:style-name="P8">import java.io.File;</text:p>
      <text:p text:style-name="P8">import java.io.FileInputStream;</text:p>
      <text:p text:style-name="P8">import java.io.IOException;</text:p>
      <text:p text:style-name="P8"/>
      <text:p text:style-name="P8">import javax.swing.JButton;</text:p>
      <text:p text:style-name="P8">import javax.swing.JFileChooser;</text:p>
      <text:p text:style-name="P8">import javax.swing.JFrame;</text:p>
      <text:p text:style-name="P8">import javax.swing.JLabel;</text:p>
      <text:p text:style-name="P8">import javax.swing.JOptionPane;</text:p>
      <text:p text:style-name="P8">import javax.swing.JPanel;</text:p>
      <text:p text:style-name="P8"/>
      <text:p text:style-name="P8">import ambiance.AmbianceSonore;</text:p>
      <text:p text:style-name="P8">import javazoom.jl.decoder.JavaLayerException;</text:p>
      <text:p text:style-name="P8">import javazoom.jl.player.Player;</text:p>
      <text:p text:style-name="P8"/>
      <text:p text:style-name="P8">public class UISound extends JFrame implements Runnable{</text:p>
      <text:p text:style-name="P8"><text:tab/></text:p>
      <text:p text:style-name="P8"><text:tab/></text:p>
      <text:p text:style-name="P8"><text:tab/>private AmbianceSonore mySound;</text:p>
      <text:p text:style-name="P8"><text:tab/></text:p>
      <text:p text:style-name="P8"><text:tab/>private JButton search,play,stop;</text:p>
      <text:p text:style-name="P8"><text:tab/></text:p>
      <text:p text:style-name="P8"><text:tab/>private JPanel panel1,panel2,panel;</text:p>
      <text:p text:style-name="P8"><text:tab/></text:p>
      <text:p text:style-name="P8"><text:tab/>private boolean onPlay = false;</text:p>
      <text:p text:style-name="P8"><text:tab/></text:p>
      <text:p text:style-name="P8"><text:tab/>private Thread t; </text:p>
      <text:p text:style-name="P8"><text:tab/></text:p>
      <text:p text:style-name="P8"><text:tab/>private PlaySound currentPlay;</text:p>
      <text:p text:style-name="P8"><text:tab/></text:p>
      <text:p text:style-name="P8"><text:tab/>public UISound()</text:p>
      <text:p text:style-name="P8"><text:tab/>{</text:p>
      <text:p text:style-name="P8"><text:tab/><text:tab/>super ("Listen Songs");</text:p>
      <text:p text:style-name="P8"><text:tab/><text:tab/></text:p>
      <text:p text:style-name="P8"><text:tab/><text:tab/></text:p>
      <text:p text:style-name="P8"><text:tab/>}</text:p>
      <text:p text:style-name="P8"><text:tab/></text:p>
      <text:p text:style-name="P8"><text:tab/>public void initialise()</text:p>
      <text:p text:style-name="P8"><text:tab/>{</text:p>
      <text:p text:style-name="P8"><text:soft-page-break/><text:tab/><text:tab/>this.setDefaultCloseOperation(JFrame.EXIT_ON_CLOSE);</text:p>
      <text:p text:style-name="P8"><text:tab/><text:tab/>setResizable(true);</text:p>
      <text:p text:style-name="P8"><text:tab/><text:tab/>this.setSize(500, 100);</text:p>
      <text:p text:style-name="P8"><text:tab/><text:tab/>panel = new JPanel();</text:p>
      <text:p text:style-name="P8"><text:tab/><text:tab/>panel1 = new JPanel();</text:p>
      <text:p text:style-name="P8"><text:tab/><text:tab/>panel2 = new JPanel();</text:p>
      <text:p text:style-name="P8"><text:tab/><text:tab/></text:p>
      <text:p text:style-name="P8"><text:tab/><text:tab/>this.setLayout(new GridLayout(2, 3));</text:p>
      <text:p text:style-name="P8"><text:tab/><text:tab/>search = new JButton("Search");</text:p>
      <text:p text:style-name="P8"><text:tab/><text:tab/>search.setSize(new Dimension(10,10));</text:p>
      <text:p text:style-name="P8"><text:tab/><text:tab/>play = new JButton("Play");</text:p>
      <text:p text:style-name="P8"><text:tab/><text:tab/>play.setSize(new Dimension(10,10));</text:p>
      <text:p text:style-name="P8"><text:tab/><text:tab/>stop = new JButton("Stop");</text:p>
      <text:p text:style-name="P8"><text:tab/><text:tab/>stop.setSize(new Dimension(10,10));</text:p>
      <text:p text:style-name="P8"><text:tab/><text:tab/></text:p>
      <text:p text:style-name="P8"><text:tab/><text:tab/>panel.add(search);</text:p>
      <text:p text:style-name="P8"><text:tab/><text:tab/>panel1.add(play);</text:p>
      <text:p text:style-name="P8"><text:tab/><text:tab/>panel2.add(stop);</text:p>
      <text:p text:style-name="P8"><text:tab/><text:tab/></text:p>
      <text:p text:style-name="P8"><text:tab/><text:tab/>this.add(panel);</text:p>
      <text:p text:style-name="P8"><text:tab/><text:tab/>this.add(panel1);</text:p>
      <text:p text:style-name="P8"><text:tab/><text:tab/>this.add(panel2);</text:p>
      <text:p text:style-name="P8"><text:tab/><text:tab/></text:p>
      <text:p text:style-name="P8"><text:tab/><text:tab/>search.addActionListener(new Search());</text:p>
      <text:p text:style-name="P8"><text:tab/><text:tab/>play.addActionListener(new Play());</text:p>
      <text:p text:style-name="P8"><text:tab/><text:tab/>this.setVisible(true);</text:p>
      <text:p text:style-name="P8"><text:tab/>}</text:p>
      <text:p text:style-name="P8"><text:tab/><text:tab/></text:p>
      <text:p text:style-name="P8"><text:tab/><text:tab/>private void createError1()</text:p>
      <text:p text:style-name="P8"><text:tab/><text:tab/>{</text:p>
      <text:p text:style-name="P8"><text:tab/><text:tab/><text:tab/>String string2 = "Erreur de Lecture";</text:p>
      <text:p text:style-name="P8"><text:tab/><text:tab/><text:tab/>JOptionPane.showMessageDialog(this, "Aucun fichier n'a été ajouté",</text:p>
      <text:p text:style-name="P8"><text:tab/><text:tab/><text:tab/><text:tab/><text:tab/>string2, JOptionPane.WARNING_MESSAGE);</text:p>
      <text:p text:style-name="P8"><text:tab/><text:tab/>}</text:p>
      <text:p text:style-name="P8"><text:tab/><text:tab/></text:p>
      <text:p text:style-name="P8"><text:tab/><text:tab/></text:p>
      <text:p text:style-name="P8"><text:tab/><text:tab/>private void addPath()</text:p>
      <text:p text:style-name="P8"><text:tab/><text:tab/>{</text:p>
      <text:p text:style-name="P8"><text:tab/><text:tab/><text:tab/>this.add(new JLabel(mySound.getPath()));</text:p>
      <text:p text:style-name="P8"><text:tab/><text:tab/><text:tab/>this.validate();</text:p>
      <text:p text:style-name="P8"><text:tab/><text:tab/>}</text:p>
      <text:p text:style-name="P8"><text:tab/></text:p>
      <text:p text:style-name="P8"><text:tab/></text:p>
      <text:p text:style-name="P8"><text:tab/></text:p>
      <text:p text:style-name="P8"><text:tab/>public class Play implements ActionListener</text:p>
      <text:p text:style-name="P8"><text:tab/>{</text:p>
      <text:p text:style-name="P8"/>
      <text:p text:style-name="P8"><text:tab/><text:tab/>@Override</text:p>
      <text:p text:style-name="P8"><text:tab/><text:tab/>public void actionPerformed(ActionEvent e) {</text:p>
      <text:p text:style-name="P8"><text:tab/><text:tab/><text:tab/>if (mySound==null)</text:p>
      <text:p text:style-name="P8"><text:tab/><text:tab/><text:tab/>{</text:p>
      <text:p text:style-name="P8"><text:tab/><text:tab/><text:tab/><text:tab/>createError1();</text:p>
      <text:p text:style-name="P8"><text:soft-page-break/><text:tab/><text:tab/><text:tab/>}</text:p>
      <text:p text:style-name="P8"><text:tab/><text:tab/><text:tab/>else</text:p>
      <text:p text:style-name="P8"><text:tab/><text:tab/><text:tab/>{</text:p>
      <text:p text:style-name="P8"><text:tab/><text:tab/><text:tab/><text:tab/>currentPlay = new PlaySound();</text:p>
      <text:p text:style-name="P8"><text:tab/><text:tab/><text:tab/><text:tab/>t = new Thread(currentPlay);</text:p>
      <text:p text:style-name="P8"><text:tab/><text:tab/><text:tab/><text:tab/>play.setEnabled(false);</text:p>
      <text:p text:style-name="P8"><text:tab/><text:tab/><text:tab/><text:tab/>t.start();</text:p>
      <text:p text:style-name="P8"><text:tab/><text:tab/><text:tab/><text:tab/></text:p>
      <text:p text:style-name="P8"><text:tab/><text:tab/><text:tab/>}</text:p>
      <text:p text:style-name="P8"><text:tab/><text:tab/><text:tab/></text:p>
      <text:p text:style-name="P8"><text:tab/><text:tab/>}</text:p>
      <text:p text:style-name="P8"><text:tab/><text:tab/></text:p>
      <text:p text:style-name="P8"><text:tab/><text:tab/></text:p>
      <text:p text:style-name="P8"><text:tab/>}</text:p>
      <text:p text:style-name="P8"><text:tab/></text:p>
      <text:p text:style-name="P8"><text:tab/>public class Search implements ActionListener</text:p>
      <text:p text:style-name="P8"><text:tab/>{</text:p>
      <text:p text:style-name="P8"/>
      <text:p text:style-name="P8"><text:tab/><text:tab/>@Override</text:p>
      <text:p text:style-name="P8"><text:tab/><text:tab/>public void actionPerformed(ActionEvent e) {</text:p>
      <text:p text:style-name="P8"><text:tab/><text:tab/><text:tab/>JFileChooser fc = new JFileChooser();</text:p>
      <text:p text:style-name="P8"><text:tab/><text:tab/><text:tab/>int result = fc.showOpenDialog(null);</text:p>
      <text:p text:style-name="P8"><text:tab/><text:tab/><text:tab/>if (result== JFileChooser.APPROVE_OPTION)</text:p>
      <text:p text:style-name="P8"><text:tab/><text:tab/><text:tab/>{</text:p>
      <text:p text:style-name="P8"><text:tab/><text:tab/><text:tab/><text:tab/>mySound = new AmbianceSonore(fc.getSelectedFile().getAbsolutePath());<text:tab/></text:p>
      <text:p text:style-name="P8"><text:tab/><text:tab/><text:tab/><text:tab/>addPath();</text:p>
      <text:p text:style-name="P8"><text:tab/><text:tab/><text:tab/><text:tab/>onPlay = true;</text:p>
      <text:p text:style-name="P8"><text:tab/><text:tab/><text:tab/>}</text:p>
      <text:p text:style-name="P8"><text:tab/><text:tab/><text:tab/></text:p>
      <text:p text:style-name="P8"><text:tab/><text:tab/>}</text:p>
      <text:p text:style-name="P8"><text:tab/><text:tab/></text:p>
      <text:p text:style-name="P8"><text:tab/>}</text:p>
      <text:p text:style-name="P8"><text:tab/></text:p>
      <text:p text:style-name="P8"><text:tab/>public class Stop implements ActionListener</text:p>
      <text:p text:style-name="P8"><text:tab/>{</text:p>
      <text:p text:style-name="P8"/>
      <text:p text:style-name="P8"><text:tab/><text:tab/>@Override</text:p>
      <text:p text:style-name="P8"><text:tab/><text:tab/>public void actionPerformed(ActionEvent e) {</text:p>
      <text:p text:style-name="P8"><text:tab/><text:tab/><text:tab/>if (t!=null)</text:p>
      <text:p text:style-name="P8"><text:tab/><text:tab/><text:tab/>{</text:p>
      <text:p text:style-name="P8"><text:tab/><text:tab/><text:tab/><text:tab/>currentPlay.stopThread();</text:p>
      <text:p text:style-name="P8"><text:tab/><text:tab/><text:tab/><text:tab/>play.setEnabled(true);</text:p>
      <text:p text:style-name="P8"><text:tab/><text:tab/><text:tab/>}</text:p>
      <text:p text:style-name="P8"><text:tab/><text:tab/><text:tab/></text:p>
      <text:p text:style-name="P8"><text:tab/><text:tab/>}</text:p>
      <text:p text:style-name="P8"><text:tab/><text:tab/></text:p>
      <text:p text:style-name="P8"><text:tab/>}</text:p>
      <text:p text:style-name="P8"><text:tab/></text:p>
      <text:p text:style-name="P8"><text:tab/></text:p>
      <text:p text:style-name="P8"><text:tab/></text:p>
      <text:p text:style-name="P8"><text:tab/>public class PlaySound implements Runnable</text:p>
      <text:p text:style-name="P8"><text:soft-page-break/><text:tab/>{</text:p>
      <text:p text:style-name="P8"><text:tab/><text:tab/>private boolean isPlayed = false;</text:p>
      <text:p text:style-name="P8"><text:tab/><text:tab/>private void play()</text:p>
      <text:p text:style-name="P8"><text:tab/><text:tab/>{</text:p>
      <text:p text:style-name="P8"><text:tab/><text:tab/></text:p>
      <text:p text:style-name="P8"><text:tab/><text:tab/>while (isPlayed)</text:p>
      <text:p text:style-name="P8"><text:tab/><text:tab/>{</text:p>
      <text:p text:style-name="P8"><text:tab/><text:tab/><text:tab/></text:p>
      <text:p text:style-name="P8"><text:tab/><text:tab/>try</text:p>
      <text:p text:style-name="P8"><text:tab/><text:tab/>{</text:p>
      <text:p text:style-name="P8"><text:tab/><text:tab/><text:tab/></text:p>
      <text:p text:style-name="P8"><text:tab/><text:tab/><text:tab/>File file = new File(mySound.getPath());</text:p>
      <text:p text:style-name="P8"><text:tab/><text:tab/><text:tab/>FileInputStream fis = new FileInputStream(file);</text:p>
      <text:p text:style-name="P8"><text:tab/><text:tab/><text:tab/>BufferedInputStream bis = new BufferedInputStream(fis);</text:p>
      <text:p text:style-name="P8"><text:tab/><text:tab/><text:tab/></text:p>
      <text:p text:style-name="P8"><text:tab/><text:tab/><text:tab/>try</text:p>
      <text:p text:style-name="P8"><text:tab/><text:tab/><text:tab/>{</text:p>
      <text:p text:style-name="P8"><text:tab/><text:tab/><text:tab/><text:tab/>Player player = new Player(bis);</text:p>
      <text:p text:style-name="P8"><text:tab/><text:tab/><text:tab/><text:tab/>player.play();</text:p>
      <text:p text:style-name="P8"><text:tab/><text:tab/><text:tab/><text:tab/></text:p>
      <text:p text:style-name="P8"><text:tab/><text:tab/><text:tab/>}catch (JavaLayerException e )</text:p>
      <text:p text:style-name="P8"><text:tab/><text:tab/><text:tab/>{</text:p>
      <text:p text:style-name="P8"><text:tab/><text:tab/><text:tab/><text:tab/>System.out.println("can not open the file");</text:p>
      <text:p text:style-name="P8"><text:tab/><text:tab/><text:tab/>}</text:p>
      <text:p text:style-name="P8"><text:tab/><text:tab/><text:tab/></text:p>
      <text:p text:style-name="P8"><text:tab/><text:tab/>} catch (IOException e)</text:p>
      <text:p text:style-name="P8"><text:tab/><text:tab/>{</text:p>
      <text:p text:style-name="P8"><text:tab/><text:tab/><text:tab/>e.printStackTrace();</text:p>
      <text:p text:style-name="P8"><text:tab/><text:tab/>}</text:p>
      <text:p text:style-name="P8"><text:tab/><text:tab/></text:p>
      <text:p text:style-name="P8"/>
      <text:p text:style-name="P8"><text:tab/><text:tab/>}</text:p>
      <text:p text:style-name="P8"><text:tab/><text:tab/>}</text:p>
      <text:p text:style-name="P8"><text:tab/><text:tab/>@Override</text:p>
      <text:p text:style-name="P8"><text:tab/><text:tab/>public void run() {</text:p>
      <text:p text:style-name="P8"><text:tab/><text:tab/><text:tab/>isPlayed = true;</text:p>
      <text:p text:style-name="P8"><text:tab/><text:tab/><text:tab/>this.play();</text:p>
      <text:p text:style-name="P8"><text:tab/><text:tab/><text:tab/></text:p>
      <text:p text:style-name="P8"><text:tab/><text:tab/>}</text:p>
      <text:p text:style-name="P8"><text:tab/><text:tab/>public synchronized void stopThread()</text:p>
      <text:p text:style-name="P8"><text:tab/><text:tab/>{</text:p>
      <text:p text:style-name="P8"><text:tab/><text:tab/><text:tab/>this.isPlayed = false;</text:p>
      <text:p text:style-name="P8"><text:tab/><text:tab/>}</text:p>
      <text:p text:style-name="P8"><text:tab/><text:tab/></text:p>
      <text:p text:style-name="P8"><text:tab/>}</text:p>
      <text:p text:style-name="P8"><text:tab/></text:p>
      <text:p text:style-name="P8"><text:tab/></text:p>
      <text:p text:style-name="P8"/>
      <text:p text:style-name="P8"><text:tab/>@Override</text:p>
      <text:p text:style-name="P8"><text:tab/>public void run() {</text:p>
      <text:p text:style-name="P8"><text:tab/><text:tab/>initialise();</text:p>
      <text:p text:style-name="P8"><text:tab/><text:tab/></text:p>
      <text:p text:style-name="P8"><text:soft-page-break/><text:tab/>}</text:p>
      <text:p text:style-name="P8">}</text:p>
      <text:p text:style-name="P6">Classe Tests</text:p>
      <text:p text:style-name="P8">import java.util.ArrayList;</text:p>
      <text:p text:style-name="P8">import ambiance.*;</text:p>
      <text:p text:style-name="P8">import book.*;</text:p>
      <text:p text:style-name="P8">import javazoom.jl.decoder.JavaLayerException;</text:p>
      <text:p text:style-name="P8">import javazoom.jl.player.Player;</text:p>
      <text:p text:style-name="P8">import user.*;</text:p>
      <text:p text:style-name="P8">import java.io.FileInputStream;</text:p>
      <text:p text:style-name="P8">import java.io.IOException;</text:p>
      <text:p text:style-name="P8">import java.io.BufferedInputStream;</text:p>
      <text:p text:style-name="P8">import java.io.File;</text:p>
      <text:p text:style-name="P8">import javax.swing.JFileChooser;</text:p>
      <text:p text:style-name="P8">import java.lang.Thread;</text:p>
      <text:p text:style-name="P8"/>
      <text:p text:style-name="P8"/>
      <text:p text:style-name="P8">public class Tests {</text:p>
      <text:p text:style-name="P8"/>
      <text:p text:style-name="P8"><text:tab/>public static void main(String[] args) {</text:p>
      <text:p text:style-name="P8"><text:tab/><text:tab/></text:p>
      <text:p text:style-name="P8"><text:tab/><text:tab/></text:p>
      <text:p text:style-name="P8"><text:tab/><text:tab/>User userExample = new User();</text:p>
      <text:p text:style-name="P8"><text:tab/><text:tab/>String path = "../../ambianceMp3/Car.mp3";<text:tab/><text:tab/></text:p>
      <text:p text:style-name="P8"><text:tab/><text:tab/><text:tab/></text:p>
      <text:p text:style-name="P8"><text:tab/><text:tab/>class PlaySound implements Runnable</text:p>
      <text:p text:style-name="P8"><text:tab/><text:tab/><text:tab/>{</text:p>
      <text:p text:style-name="P8"><text:tab/><text:tab/><text:tab/><text:tab/>private boolean isPlayed = false;</text:p>
      <text:p text:style-name="P8"><text:tab/><text:tab/><text:tab/><text:tab/>private void play()</text:p>
      <text:p text:style-name="P8"><text:tab/><text:tab/><text:tab/><text:tab/>{</text:p>
      <text:p text:style-name="P8"><text:tab/><text:tab/><text:tab/><text:tab/></text:p>
      <text:p text:style-name="P8"><text:tab/><text:tab/><text:tab/><text:tab/>while (isPlayed)</text:p>
      <text:p text:style-name="P8"><text:tab/><text:tab/><text:tab/><text:tab/>{</text:p>
      <text:p text:style-name="P8"><text:tab/><text:tab/><text:tab/><text:tab/><text:tab/></text:p>
      <text:p text:style-name="P8"><text:tab/><text:tab/><text:tab/><text:tab/>try</text:p>
      <text:p text:style-name="P8"><text:tab/><text:tab/><text:tab/><text:tab/>{</text:p>
      <text:p text:style-name="P8"><text:tab/><text:tab/><text:tab/><text:tab/><text:tab/></text:p>
      <text:p text:style-name="P8"><text:tab/><text:tab/><text:tab/><text:tab/><text:tab/>File file = new File(path);</text:p>
      <text:p text:style-name="P8"><text:tab/><text:tab/><text:tab/><text:tab/><text:tab/>FileInputStream fis = new FileInputStream(file);</text:p>
      <text:p text:style-name="P8"><text:tab/><text:tab/><text:tab/><text:tab/><text:tab/>BufferedInputStream bis = new BufferedInputStream(fis);</text:p>
      <text:p text:style-name="P8"><text:tab/><text:tab/><text:tab/><text:tab/><text:tab/></text:p>
      <text:p text:style-name="P8"><text:tab/><text:tab/><text:tab/><text:tab/><text:tab/>try</text:p>
      <text:p text:style-name="P8"><text:tab/><text:tab/><text:tab/><text:tab/><text:tab/>{</text:p>
      <text:p text:style-name="P8"><text:tab/><text:tab/><text:tab/><text:tab/><text:tab/><text:tab/>Player player = new Player(bis);</text:p>
      <text:p text:style-name="P8"><text:tab/><text:tab/><text:tab/><text:tab/><text:tab/><text:tab/>player.play();</text:p>
      <text:p text:style-name="P8"><text:tab/><text:tab/><text:tab/><text:tab/><text:tab/><text:tab/></text:p>
      <text:p text:style-name="P8"><text:tab/><text:tab/><text:tab/><text:tab/><text:tab/>}catch (JavaLayerException e )</text:p>
      <text:p text:style-name="P8"><text:tab/><text:tab/><text:tab/><text:tab/><text:tab/>{</text:p>
      <text:p text:style-name="P8"><text:tab/><text:tab/><text:tab/><text:tab/><text:tab/><text:tab/>System.out.println("can not open the file");</text:p>
      <text:p text:style-name="P8"><text:tab/><text:tab/><text:tab/><text:tab/><text:tab/>}</text:p>
      <text:p text:style-name="P8"><text:tab/><text:tab/><text:tab/><text:tab/><text:tab/></text:p>
      <text:p text:style-name="P8"><text:tab/><text:tab/><text:tab/><text:tab/>} catch (IOException e)</text:p>
      <text:p text:style-name="P8"><text:soft-page-break/><text:tab/><text:tab/><text:tab/><text:tab/>{</text:p>
      <text:p text:style-name="P8"><text:tab/><text:tab/><text:tab/><text:tab/><text:tab/>e.printStackTrace();</text:p>
      <text:p text:style-name="P8"><text:tab/><text:tab/><text:tab/><text:tab/>}</text:p>
      <text:p text:style-name="P8"><text:tab/><text:tab/><text:tab/><text:tab/></text:p>
      <text:p text:style-name="P8"/>
      <text:p text:style-name="P8"><text:tab/><text:tab/><text:tab/><text:tab/>}</text:p>
      <text:p text:style-name="P8"><text:tab/><text:tab/><text:tab/><text:tab/>}</text:p>
      <text:p text:style-name="P8"><text:tab/><text:tab/><text:tab/><text:tab/>@Override</text:p>
      <text:p text:style-name="P8"><text:tab/><text:tab/><text:tab/><text:tab/>public void run() {</text:p>
      <text:p text:style-name="P8"><text:tab/><text:tab/><text:tab/><text:tab/><text:tab/>isPlayed = true;</text:p>
      <text:p text:style-name="P8"><text:tab/><text:tab/><text:tab/><text:tab/><text:tab/>this.play();</text:p>
      <text:p text:style-name="P8"><text:tab/><text:tab/><text:tab/><text:tab/><text:tab/></text:p>
      <text:p text:style-name="P8"><text:tab/><text:tab/><text:tab/><text:tab/>}</text:p>
      <text:p text:style-name="P8"><text:tab/><text:tab/><text:tab/><text:tab/>public void stopThread()</text:p>
      <text:p text:style-name="P8"><text:tab/><text:tab/><text:tab/><text:tab/>{</text:p>
      <text:p text:style-name="P8"><text:tab/><text:tab/><text:tab/><text:tab/><text:tab/>this.isPlayed = false;</text:p>
      <text:p text:style-name="P8"><text:tab/><text:tab/><text:tab/><text:tab/>}</text:p>
      <text:p text:style-name="P8"><text:tab/><text:tab/><text:tab/><text:tab/></text:p>
      <text:p text:style-name="P8"><text:tab/><text:tab/><text:tab/>}</text:p>
      <text:p text:style-name="P8"/>
      <text:p text:style-name="P8"><text:tab/><text:tab/>Thread t = new Thread(new UISound());</text:p>
      <text:p text:style-name="P8"><text:tab/><text:tab/>t.start();</text:p>
      <text:p text:style-name="P8"/>
      <text:p text:style-name="P8"><text:tab/>}</text:p>
      <text:p text:style-name="P8"><text:tab/></text:p>
      <text:p text:style-name="P8"><text:tab/></text:p>
      <text:p text:style-name="P8"><text:tab/>// TESTS </text:p>
      <text:p text:style-name="P8"><text:tab/></text:p>
      <text:p text:style-name="P8"><text:tab/></text:p>
      <text:p text:style-name="P8"><text:tab/>public long downloadTimeTest(User user, LivreLibrary bookToDownload)</text:p>
      <text:p text:style-name="P8"><text:tab/>/*</text:p>
      <text:p text:style-name="P8"><text:tab/> * Gives the time to download a book</text:p>
      <text:p text:style-name="P8"><text:tab/> */</text:p>
      <text:p text:style-name="P8"><text:tab/>{</text:p>
      <text:p text:style-name="P8"><text:tab/><text:tab/>long startTime = System.currentTimeMillis();</text:p>
      <text:p text:style-name="P8"><text:tab/><text:tab/>user.downloadBook(bookToDownload);</text:p>
      <text:p text:style-name="P8"><text:tab/><text:tab/>long stopTime = System.currentTimeMillis();</text:p>
      <text:p text:style-name="P8"><text:tab/><text:tab/>return (stopTime - startTime);</text:p>
      <text:p text:style-name="P8"><text:tab/>}</text:p>
      <text:p text:style-name="P8"><text:tab/></text:p>
      <text:p text:style-name="P8"><text:tab/>public boolean isDisplayedWithoutBox(User user)</text:p>
      <text:p text:style-name="P8"><text:tab/>/*</text:p>
      <text:p text:style-name="P8"><text:tab/> * Returns a boolean : true if the action has been well made</text:p>
      <text:p text:style-name="P8"><text:tab/> */</text:p>
      <text:p text:style-name="P8"><text:tab/>{</text:p>
      <text:p text:style-name="P8"><text:tab/><text:tab/></text:p>
      <text:p text:style-name="P8"><text:tab/><text:tab/>boolean bool = user.displaySongWithoutRP(user.getCurrentBook().getCurrentAmbianceSonore());</text:p>
      <text:p text:style-name="P8"><text:tab/><text:tab/>return bool;</text:p>
      <text:p text:style-name="P8"><text:tab/>}</text:p>
      <text:p text:style-name="P8"><text:tab/></text:p>
      <text:p text:style-name="P8"><text:tab/></text:p>
      <text:p text:style-name="P8"><text:soft-page-break/><text:tab/>public boolean isSavedCurrentBook(User user)</text:p>
      <text:p text:style-name="P8"><text:tab/>/*</text:p>
      <text:p text:style-name="P8"><text:tab/> * Returns if a new book is well saved</text:p>
      <text:p text:style-name="P8"><text:tab/> */</text:p>
      <text:p text:style-name="P8"><text:tab/>{</text:p>
      <text:p text:style-name="P8"><text:tab/><text:tab/>LivreMyCollection bookForTest = new LivreMyCollection("", "", "");</text:p>
      <text:p text:style-name="P8"><text:tab/><text:tab/>user.setCurrentBook(bookForTest);</text:p>
      <text:p text:style-name="P8"><text:tab/><text:tab/>return (user.getCurrentBook()==bookForTest);</text:p>
      <text:p text:style-name="P8"><text:tab/>}</text:p>
      <text:p text:style-name="P8"><text:tab/></text:p>
      <text:p text:style-name="P8"><text:tab/>public boolean isSavedManualMode(User user)</text:p>
      <text:p text:style-name="P8"><text:tab/>/*</text:p>
      <text:p text:style-name="P8"><text:tab/> * Returns if the modification of the current Atmospheres is well saved</text:p>
      <text:p text:style-name="P8"><text:tab/> */</text:p>
      <text:p text:style-name="P8"><text:tab/>{</text:p>
      <text:p text:style-name="P8"><text:tab/><text:tab/>ArrayList&lt;AmbianceSonore&gt; ambianceToTest = new ArrayList&lt;AmbianceSonore&gt;();</text:p>
      <text:p text:style-name="P8"><text:tab/><text:tab/>LivreMyCollection currentBook = user.getCurrentBook();</text:p>
      <text:p text:style-name="P8"><text:tab/><text:tab/>currentBook.setCurrentAmbianceSonore(ambianceToTest);</text:p>
      <text:p text:style-name="P8"><text:tab/><text:tab/>return (currentBook.getCurrentAmbianceSonore()==ambianceToTest);</text:p>
      <text:p text:style-name="P8"><text:tab/>}</text:p>
      <text:p text:style-name="P8"><text:tab/></text:p>
      <text:p text:style-name="P8"><text:tab/></text:p>
      <text:p text:style-name="P8"><text:tab/></text:p>
      <text:p text:style-name="P8"><text:tab/></text:p>
      <text:p text:style-name="P8"/>
      <text:p text:style-name="P8">}</text:p>
      <text:p text:style-name="P6">Classe Main</text:p>
      <text:p text:style-name="P8">import java.io.BufferedInputStream;</text:p>
      <text:p text:style-name="P8">import java.io.File;</text:p>
      <text:p text:style-name="P8">import java.io.FileInputStream;</text:p>
      <text:p text:style-name="P8">import java.io.IOException;</text:p>
      <text:p text:style-name="P8"/>
      <text:p text:style-name="P8">import javax.swing.JFileChooser;</text:p>
      <text:p text:style-name="P8"/>
      <text:p text:style-name="P8">import ambiance.AmbianceSonore;</text:p>
      <text:p text:style-name="P8">import javazoom.jl.decoder.JavaLayerException;</text:p>
      <text:p text:style-name="P8">import javazoom.jl.player.Player;</text:p>
      <text:p text:style-name="P8"/>
      <text:p text:style-name="P8">public class Main {</text:p>
      <text:p text:style-name="P8"/>
      <text:p text:style-name="P8"><text:tab/>public static void main(String[] args) {</text:p>
      <text:p text:style-name="P8"/>
      <text:p text:style-name="P8"><text:tab/><text:tab/>JFileChooser fc = new JFileChooser();</text:p>
      <text:p text:style-name="P8"><text:tab/><text:tab/>/*</text:p>
      <text:p text:style-name="P8"><text:tab/><text:tab/> * To open and search the .mp3</text:p>
      <text:p text:style-name="P8"><text:tab/><text:tab/> */</text:p>
      <text:p text:style-name="P8"><text:tab/><text:tab/><text:tab/></text:p>
      <text:p text:style-name="P8"><text:tab/><text:tab/>class PlaySound implements Runnable</text:p>
      <text:p text:style-name="P8"><text:tab/><text:tab/><text:tab/>{</text:p>
      <text:p text:style-name="P8"><text:tab/><text:tab/><text:tab/><text:tab/>private boolean isPlayed = false;</text:p>
      <text:p text:style-name="P8"><text:tab/><text:tab/><text:tab/><text:tab/>/*</text:p>
      <text:p text:style-name="P8"><text:soft-page-break/><text:tab/><text:tab/><text:tab/><text:tab/> * Boolean to specify if the .mp3 is played or not</text:p>
      <text:p text:style-name="P8"><text:tab/><text:tab/><text:tab/><text:tab/> */</text:p>
      <text:p text:style-name="P8"><text:tab/><text:tab/><text:tab/><text:tab/>private void play()</text:p>
      <text:p text:style-name="P8"><text:tab/><text:tab/><text:tab/><text:tab/>{</text:p>
      <text:p text:style-name="P8"><text:tab/><text:tab/><text:tab/><text:tab/></text:p>
      <text:p text:style-name="P8"><text:tab/><text:tab/><text:tab/><text:tab/>while (isPlayed)</text:p>
      <text:p text:style-name="P8"><text:tab/><text:tab/><text:tab/><text:tab/>{</text:p>
      <text:p text:style-name="P8"><text:tab/><text:tab/><text:tab/><text:tab/><text:tab/></text:p>
      <text:p text:style-name="P8"><text:tab/><text:tab/><text:tab/><text:tab/>try</text:p>
      <text:p text:style-name="P8"><text:tab/><text:tab/><text:tab/><text:tab/>{</text:p>
      <text:p text:style-name="P8"><text:tab/><text:tab/><text:tab/><text:tab/><text:tab/>int result = fc.showOpenDialog(null);</text:p>
      <text:p text:style-name="P8"><text:tab/><text:tab/><text:tab/><text:tab/><text:tab/>if (result== JFileChooser.APPROVE_OPTION)</text:p>
      <text:p text:style-name="P8"><text:tab/><text:tab/><text:tab/><text:tab/><text:tab/></text:p>
      <text:p text:style-name="P8"><text:tab/><text:tab/><text:tab/><text:tab/><text:tab/>{</text:p>
      <text:p text:style-name="P8"><text:tab/><text:tab/><text:tab/><text:tab/><text:tab/>File file = new File(fc.getSelectedFile().getAbsolutePath());</text:p>
      <text:p text:style-name="P8"><text:tab/><text:tab/><text:tab/><text:tab/><text:tab/>FileInputStream fis = new FileInputStream(file);</text:p>
      <text:p text:style-name="P8"><text:tab/><text:tab/><text:tab/><text:tab/><text:tab/>BufferedInputStream bis = new BufferedInputStream(fis);</text:p>
      <text:p text:style-name="P8"><text:tab/><text:tab/><text:tab/><text:tab/><text:tab/></text:p>
      <text:p text:style-name="P8"><text:tab/><text:tab/><text:tab/><text:tab/><text:tab/>try</text:p>
      <text:p text:style-name="P8"><text:tab/><text:tab/><text:tab/><text:tab/><text:tab/>{</text:p>
      <text:p text:style-name="P8"><text:tab/><text:tab/><text:tab/><text:tab/><text:tab/><text:tab/>Player player = new Player(bis);</text:p>
      <text:p text:style-name="P8"><text:tab/><text:tab/><text:tab/><text:tab/><text:tab/><text:tab/>player.play();</text:p>
      <text:p text:style-name="P8"><text:tab/><text:tab/><text:tab/><text:tab/><text:tab/><text:tab/></text:p>
      <text:p text:style-name="P8"><text:tab/><text:tab/><text:tab/><text:tab/><text:tab/>}catch (JavaLayerException e )</text:p>
      <text:p text:style-name="P8"><text:tab/><text:tab/><text:tab/><text:tab/><text:tab/>{</text:p>
      <text:p text:style-name="P8"><text:tab/><text:tab/><text:tab/><text:tab/><text:tab/><text:tab/>System.out.println("can not open the file");</text:p>
      <text:p text:style-name="P8"><text:tab/><text:tab/><text:tab/><text:tab/><text:tab/>}</text:p>
      <text:p text:style-name="P8"><text:tab/><text:tab/><text:tab/><text:tab/><text:tab/>}<text:tab/></text:p>
      <text:p text:style-name="P8"><text:tab/><text:tab/><text:tab/><text:tab/>} catch (IOException e)</text:p>
      <text:p text:style-name="P8"><text:tab/><text:tab/><text:tab/><text:tab/>{</text:p>
      <text:p text:style-name="P8"><text:tab/><text:tab/><text:tab/><text:tab/><text:tab/>e.printStackTrace();</text:p>
      <text:p text:style-name="P8"><text:tab/><text:tab/><text:tab/><text:tab/>}</text:p>
      <text:p text:style-name="P8"><text:tab/><text:tab/><text:tab/><text:tab/>}</text:p>
      <text:p text:style-name="P8"/>
      <text:p text:style-name="P8"><text:tab/><text:tab/><text:tab/><text:tab/></text:p>
      <text:p text:style-name="P8"><text:tab/><text:tab/><text:tab/><text:tab/>}</text:p>
      <text:p text:style-name="P8"><text:tab/><text:tab/><text:tab/><text:tab/>@Override</text:p>
      <text:p text:style-name="P8"><text:tab/><text:tab/><text:tab/><text:tab/>public void run() {</text:p>
      <text:p text:style-name="P8"><text:tab/><text:tab/><text:tab/><text:tab/><text:tab/>/*</text:p>
      <text:p text:style-name="P8"><text:tab/><text:tab/><text:tab/><text:tab/><text:tab/> * Play the .mp3</text:p>
      <text:p text:style-name="P8"><text:tab/><text:tab/><text:tab/><text:tab/><text:tab/> */</text:p>
      <text:p text:style-name="P8"><text:tab/><text:tab/><text:tab/><text:tab/><text:tab/>isPlayed = true;</text:p>
      <text:p text:style-name="P8"><text:tab/><text:tab/><text:tab/><text:tab/><text:tab/>this.play();</text:p>
      <text:p text:style-name="P8"><text:tab/><text:tab/><text:tab/><text:tab/><text:tab/></text:p>
      <text:p text:style-name="P8"><text:tab/><text:tab/><text:tab/><text:tab/>}</text:p>
      <text:p text:style-name="P8"><text:tab/><text:tab/><text:tab/><text:tab/>public void stopThread()</text:p>
      <text:p text:style-name="P8"><text:tab/><text:tab/><text:tab/><text:tab/>{</text:p>
      <text:p text:style-name="P8"><text:tab/><text:tab/><text:tab/><text:tab/><text:tab/>this.isPlayed = false;</text:p>
      <text:p text:style-name="P8"><text:tab/><text:tab/><text:tab/><text:tab/>}</text:p>
      <text:p text:style-name="P8"><text:tab/><text:tab/><text:tab/><text:tab/></text:p>
      <text:p text:style-name="P8"><text:tab/><text:tab/><text:tab/>}</text:p>
      <text:p text:style-name="P8"><text:tab/><text:tab/></text:p>
      <text:p text:style-name="P8"><text:soft-page-break/><text:tab/><text:tab/>PlaySound mySong = new PlaySound();</text:p>
      <text:p text:style-name="P8"><text:tab/><text:tab/>Thread t = new Thread(mySong);</text:p>
      <text:p text:style-name="P8"><text:tab/><text:tab/>t.start();</text:p>
      <text:p text:style-name="P8"><text:tab/><text:tab/>mySong.stopThread();</text:p>
      <text:p text:style-name="P8"/>
      <text:p text:style-name="P8"><text:tab/>}</text:p>
      <text:p text:style-name="P8"/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23:05:19.848007774</meta:creation-date>
    <dc:date>2019-02-05T23:24:02.391110372</dc:date>
    <meta:editing-duration>PT8M2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7" meta:paragraph-count="782" meta:word-count="1763" meta:character-count="14820" meta:non-whitespace-character-count="12230"/>
  </office:meta>
</office:document-meta>
</file>